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67,144,726,16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1,449,391,917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60,291,738,934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63,045,306,513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63,264,891,867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60,572,254,371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58,318,677,644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4,118,601,974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7,796,052,938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9,455,165,594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3,013,015,832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5,591,182,544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1,863,016,315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0,588,433,068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9,390,855,297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,754,647,428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,110,633,153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,220,271,055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,849,321,646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,643,818,689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613,070,974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,633,071,709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,759,624,74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11:44.040452025</dc:date>
    <meta:editing-duration>PT5H3M29S</meta:editing-duration>
    <meta:editing-cycles>115</meta:editing-cycles>
    <meta:generator>LibreOffice/7.2.6.2$Linux_X86_64 LibreOffice_project/20$Build-2</meta:generator>
    <meta:document-statistic meta:table-count="1" meta:cell-count="48" meta:object-count="0"/>
  </office:meta>
</office:document-meta>
</file>